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Струбцина</text:p>
          </table:table-cell>
          <table:table-cell table:number-columns-repeated="1022"/>
        </table:table-row>
        <table:table-row table:style-name="ro2" table:number-rows-repeated="4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21V (M10mm) 2 Аккум. 1.5Ач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.00.0000</text:date>, <text:time style:data-style-name="N2" text:time-value="20:52:36.3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06T00:52:05.227000000</dc:date>
    <meta:editing-duration>P9DT4H44M48S</meta:editing-duration>
    <meta:editing-cycles>3935</meta:editing-cycles>
    <meta:document-statistic meta:table-count="3" meta:cell-count="514" meta:object-count="0"/>
    <meta:user-defined meta:name="qrichtext">1</meta:user-defined>
  </office:meta>
</office:document-meta>
</file>